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AEF8F2362D53FD4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63e6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74034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87e48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9f61"/>
    </style:style>
    <style:style style:name="P6" style:family="paragraph" style:parent-style-name="Standard">
      <style:paragraph-properties fo:text-align="start" style:justify-single-word="false"/>
      <style:text-properties officeooo:rsid="001afbdc" officeooo:paragraph-rsid="001afbdc"/>
    </style:style>
    <style:style style:name="P7" style:family="paragraph" style:parent-style-name="Standard">
      <style:paragraph-properties fo:text-align="start" style:justify-single-word="false"/>
      <style:text-properties officeooo:rsid="001b7424" officeooo:paragraph-rsid="001b7424"/>
    </style:style>
    <style:style style:name="P8" style:family="paragraph" style:parent-style-name="Standard">
      <style:paragraph-properties fo:text-align="start" style:justify-single-word="false"/>
      <style:text-properties officeooo:rsid="001d626e" officeooo:paragraph-rsid="001d626e"/>
    </style:style>
    <style:style style:name="P9" style:family="paragraph" style:parent-style-name="Standard">
      <style:paragraph-properties fo:text-align="start" style:justify-single-word="false"/>
      <style:text-properties officeooo:rsid="00202a9f" officeooo:paragraph-rsid="00202a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7403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87e4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9f6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d626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f63e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afbd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b742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202a9f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21c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3402179106212992257" text:style-name="L1">
        <text:list-item>
          <text:p text:style-name="P10">A 7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205453616024535" text:continue-numbering="true" text:style-name="L1">
        <text:list-item>
          <text:p text:style-name="P11">The Flash is running at a relatively leisurely (for him) speed of <text:s/>2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205452237401606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205452728487205" text:continue-numbering="true" text:style-name="L1">
        <text:list-item>
          <text:p text:style-name="P13">A Meteorite is traveling at 12000 m/s. <text:s/>If it has a kinetic energy of 6.25 x 10<text:span text:style-name="T1">7</text:span>, what is its speed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5453031734111" text:continue-numbering="true" text:style-name="L1">
        <text:list-item>
          <text:p text:style-name="P14"><text:s/>Sofia lifts a 5 kg bowling ball a height of 1 meter. <text:s/>She then exerts a horizontal force of 20<text:span text:style-name="T5">0</text:span> N on the bowling ball for a distance of 2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54188922748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05453019771938" text:continue-numbering="true" text:style-name="L1">
        <text:list-item>
          <text:p text:style-name="P15"><text:soft-page-break/>A regulation basketball has a mass of 0.625 kg. <text:s/>If it has 25 J of energy, how fast is the basketball traveling?</text:p>
        </text:list-item>
      </text:list>
      <text:p text:style-name="P6"/>
      <text:p text:style-name="P6"/>
      <text:p text:style-name="P6"/>
      <text:p text:style-name="P6"/>
      <text:list xml:id="list205454147859658" text:continue-numbering="true" text:style-name="L1">
        <text:list-item>
          <text:p text:style-name="P16">A stick of dynamite delivers an energy of approximately 1 MJ. <text:s/>If a rock of mass 500 kg absorbs all the energy of the b<text:span text:style-name="T4">l</text:span>ast, how fast would it be going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05452408945648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5453686871029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7AEF8F2362D53FD4.png" xlink:type="simple" xlink:show="embed" xlink:actuate="onLoad"/></draw:frame> <text:s text:c="20"/>Name:<text:tab/><text:tab/><text:date style:data-style-name="N37" text:date-value="2016-08-29T20:54:51.99665465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09.303527777</meta:creation-date>
    <meta:editing-duration>PT30M54S</meta:editing-duration>
    <meta:editing-cycles>17</meta:editing-cycles>
    <meta:generator>LibreOffice/5.0.6.2$Linux_X86_64 LibreOffice_project/00$Build-2</meta:generator>
    <dc:date>2016-08-29T20:54:51.968451535</dc:date>
    <meta:document-statistic meta:table-count="0" meta:image-count="2" meta:object-count="0" meta:page-count="2" meta:paragraph-count="15" meta:word-count="365" meta:character-count="1955" meta:non-whitespace-character-count="1559"/>
  </office:meta>
</office:document-meta>
</file>